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dc2300" fo:font-size="15pt" fo:background-color="#ffff00" style:font-size-asian="15pt" style:font-size-complex="15pt"/>
    </style:style>
    <style:style style:name="T2" style:family="text">
      <style:text-properties style:use-window-font-color="true" style:font-name="Tlwg Typist" fo:font-size="15pt" fo:font-style="normal" style:text-underline-style="none" fo:background-color="transparent" style:font-size-asian="15pt" style:font-style-asian="normal" style:font-size-complex="15pt" style:font-style-complex="normal"/>
    </style:style>
    <style:style style:name="T3" style:family="text">
      <style:text-properties style:use-window-font-color="true" style:font-name="Tlwg Typist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All">
        <text:p text:style-name="P2"><office:annotation><dc:creator>Vivian Antoine</dc:creator><dc:date>2014-11-26T15:15:37</dc:date><text:p text:style-name="P4"><text:span text:style-name="T4">do section- for field_name in view.get_default_CT_fields()</text:span></text:p></office:annotation><text:span text:style-name="T3"><office:annotation><dc:creator>Vivian Antoine</dc:creator><dc:date>2014-11-28T14:39:00</dc:date><text:p><text:span text:style-name="T4">do text for line in view.display_code(field_name)</text:span></text:p></office:annotation></text:span><text:span text:style-name="T3"><text:text-input text:description="">line</text:text-input></text:span></text:p>
        <text:p text:style-name="P2"><text:span text:style-name="T1"><text:text-input text:description="">view.get_localized_field_name(field_name)</text:text-input></text:span><text:span text:style-name="T1">:</text:span></text:p>
        <text:section text:style-name="Sect1" text:name="Default">
          <text:p text:style-name="Standard"><office:annotation><dc:creator>Vivian Antoine</dc:creator><dc:date>2014-11-26T15:38:27</dc:date><text:p text:style-name="P5"><text:span text:style-name="T5">do section- if view.is_default_field(field_name)</text:span></text:p></office:annotation><text:text-input text:description="">view.display(field_name)</text:text-input></text:p>
        </text:section>
        <text:section text:style-name="Sect1" text:name="Richtext">
          <text:p text:style-name="Standard"><office:annotation><dc:creator>Vivian Antoine</dc:creator><dc:date>2014-11-26T15:53:53</dc:date><text:p text:style-name="P5"><text:span text:style-name="T4">do section- if view.is_rich_text_field(field_name)</text:span></text:p></office:annotation> <office:annotation><dc:creator>Vivian Antoine</dc:creator><dc:date>2014-11-26T16:05:07</dc:date><text:p text:style-name="P5"><text:span text:style-name="T5">do text</text:span></text:p><text:p text:style-name="P5"><text:span text:style-name="T5">from view.display_text(field_name)</text:span></text:p></office:annotation></text:p>
        </text:section>
        <text:section text:style-name="Sect1" text:name="LineField">
          <text:p text:style-name="Standard"><office:annotation><dc:creator>Vivian Antoine</dc:creator><dc:date>2014-11-27T11:14:24</dc:date><text:p text:style-name="P5"><text:span text:style-name="T4">do section- if view.is_line_field(field_name)</text:span></text:p></office:annotation><office:annotation><dc:creator>Vivian Antoine</dc:creator><dc:date>2014-11-27T11:22:47</dc:date><text:p><text:span text:style-name="T5">do text for line in view.list(field_name)</text:span></text:p></office:annotation><text:text-input text:description="">line</text:text-input></text:p>
        </text:section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3.5$Linux_X86_64 LibreOffice_project/350m1$Build-2</meta:generator>
    <dc:date>2014-11-28T15:05:13</dc:date>
    <dc:creator>Vivian Antoine</dc:creator>
    <meta:editing-duration>PT1H39M23S</meta:editing-duration>
    <meta:editing-cycles>45</meta:editing-cycles>
    <meta:document-statistic meta:table-count="0" meta:image-count="0" meta:object-count="0" meta:page-count="1" meta:paragraph-count="6" meta:word-count="12" meta:character-count="95" meta:non-whitespace-character-count="94"/>
  </office:meta>
</office:document-meta>
</file>